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E6A59C2.png"/>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Sect1" style:family="section">
      <style:section-properties anx:BungeniSectionType="body" style:editable="false">
        <style:columns fo:column-count="1" fo:column-gap="0in"/>
      </style:section-properties>
    </style:style>
    <style:style style:name="Sect2" style:family="section">
      <style:section-properties fo:background-color="transparent" fo:margin-left="0.3in" fo:margin-right="0in" anx:BungeniSectionType="Preface" anx:__BungeniMetaEditable="false" anx:BungeniSectionID="swfguEdcS2i+CRtUTB3K2g"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anx:BungeniSectionType="Observation" anx:__BungeniMetaEditable="false" anx:BungeniSectionID="q8i3LT1QRsC6B1Bqy9wJOQ"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8in" fo:margin-right="0in" anx:BungeniSectionType="Observation" anx:__BungeniMetaEditable="false" anx:BungeniSectionID="WfsDPiveS2y6diLAwWPg5Q" style:editable="false">
        <style:columns fo:column-count="1" fo:column-gap="0in"/>
        <style:background-image xlink:href="Pictures/1000000000000004000000044B8B09BB.png" xlink:type="simple" xlink:actuate="onLoad" style:filter-name="PNG - Portable Network Graphic"/>
      </style:section-properties>
    </style:style>
    <style:style style:name="Sect5" style:family="section">
      <style:section-properties fo:background-color="transparent" fo:margin-left="0.4in" fo:margin-right="0in" anx:BungeniSectionType="PapersLaid" anx:__BungeniMetaEditable="false" anx:BungeniSectionID="vyEYgmn3QMGLVGh7yC3apw"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6in" fo:margin-right="0in" anx:BungeniSectionType="PapersLaidList" anx:__BungeniMetaEditable="false" anx:BungeniSectionID="PBxvRio9QCG/3h4prR+RRw" style:editable="false">
        <style:columns fo:column-count="1" fo:column-gap="0in"/>
        <style:background-image xlink:href="Pictures/100000000000000400000004CC5182EB.png" xlink:type="simple" xlink:actuate="onLoad" style:filter-name="PNG - Portable Network Graphic"/>
      </style:section-properties>
    </style:style>
    <style:style style:name="Sect7" style:family="section">
      <style:section-properties fo:background-color="transparent" fo:margin-left="0.8in" fo:margin-right="0in" anx:BungeniSectionType="Observation" anx:__BungeniMetaEditable="false" anx:BungeniSectionID="6Byxde/+SX+N3sxWcddFeg" style:editable="false">
        <style:columns fo:column-count="1" fo:column-gap="0in"/>
        <style:background-image xlink:href="Pictures/1000000000000004000000044B8B09BB.png" xlink:type="simple" xlink:actuate="onLoad" style:filter-name="PNG - Portable Network Graphic"/>
      </style:section-properties>
    </style:style>
    <style:style style:name="Sect8" style:family="section">
      <style:section-properties fo:background-color="#ffffff" fo:margin-left="0.4in" fo:margin-right="0in" anx:BungeniSectionType="Communication" anx:__BungeniMetaEditable="false" anx:BungeniSectionID="obIhaG7AQHmeQaSxaFQdew" style:editable="false">
        <style:columns fo:column-count="1" fo:column-gap="0in"/>
        <style:background-image/>
      </style:section-properties>
    </style:style>
    <style:style style:name="Sect9" style:family="section">
      <style:section-properties fo:background-color="transparent" fo:margin-left="0.6in" fo:margin-right="0in" anx:BungeniSectionType="Speech" anx:__BungeniMetaEditable="true" anx:BungeniSectionID="e3UDWLnISZaC83bJuW9dZw"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0" style:family="section">
      <style:section-properties fo:background-color="transparent" fo:margin-left="0.6in" fo:margin-right="0in" anx:BungeniSectionType="Speech" anx:__BungeniMetaEditable="true" anx:BungeniSectionID="cTyFSSNcSeS+n3UJetaDkQ" anx:BungeniSpeechAsURI="/ontology/roles/ke/member" anx:BungeniSpeechAsDesc="Member of Parliament" anx:BungeniSpeechAs="MemberOfParliament" anx:BungeniPersonID="380" anx:BungeniPersonRole="380" anx:BungeniSpeechByURI="ken.person.PeKricT.usendwe.1984-06-22" anx:BungeniSpeechBy="PeKricT usendw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1" style:family="section">
      <style:section-properties fo:background-color="transparent" fo:margin-left="0.6in" fo:margin-right="0in" anx:BungeniSectionType="Speech" anx:__BungeniMetaEditable="true" anx:BungeniSectionID="QL2Ia1QbS/KjTWIWY5YPsg"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2" style:family="section">
      <style:section-properties fo:background-color="transparent" fo:margin-left="0.4in" fo:margin-right="0in" anx:BungeniSectionType="PointOfOrder" anx:__BungeniMetaEditable="false" anx:BungeniSectionID="FQwzBBp4Q1ul8IiegHh2Sw" style:editable="false">
        <style:columns fo:column-count="1" fo:column-gap="0in"/>
        <style:background-image xlink:href="Pictures/1000000000000004000000044B8B09BB.png" xlink:type="simple" xlink:actuate="onLoad" style:filter-name="PNG - Portable Network Graphic"/>
      </style:section-properties>
    </style:style>
    <style:style style:name="Sect13" style:family="section">
      <style:section-properties fo:background-color="transparent" fo:margin-left="0.6in" fo:margin-right="0in" anx:BungeniSectionType="Speech" anx:__BungeniMetaEditable="true" anx:BungeniSectionID="iUxQwknhQySiNHOwi8M90w" anx:BungeniSpeechAsURI="/ontology/roles/ke/member" anx:BungeniSpeechAsDesc="Member of Parliament" anx:BungeniSpeechAs="MemberOfParliament" anx:BungeniPersonID="5" anx:BungeniPersonRole="5" anx:BungeniSpeechByURI="ken.person.Epainitoos.Akaranga.1951-12-11" anx:BungeniSpeechBy="Epainitoos Akarang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4" style:family="section">
      <style:section-properties fo:background-color="transparent" fo:margin-left="0.6in" fo:margin-right="0in" anx:BungeniSectionType="Speech" anx:__BungeniMetaEditable="true" anx:BungeniSectionID="vszNzmmEQWeh2oDMO6pZtA" anx:BungeniSpeechAsURI="/ontology/roles/ke/member" anx:BungeniSpeechAsDesc="Member of Parliament" anx:BungeniSpeechAs="MemberOfParliament" anx:BungeniPersonID="179" anx:BungeniPersonRole="179" anx:BungeniSpeechByURI="ken.person.William.Reto.1949-01-03" anx:BungeniSpeechBy="William Reto"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5" style:family="section">
      <style:section-properties fo:background-color="transparent" fo:margin-left="0.8in" fo:margin-right="0in" anx:BungeniSectionType="Observation" anx:__BungeniMetaEditable="false" anx:BungeniSectionID="732LqMxNQ92TZqKiDZCvyQ" style:editable="false">
        <style:columns fo:column-count="1" fo:column-gap="0in"/>
        <style:background-image xlink:href="Pictures/1000000000000004000000044B8B09BB.png" xlink:type="simple" xlink:actuate="onLoad" style:filter-name="PNG - Portable Network Graphic"/>
      </style:section-properties>
    </style:style>
    <style:style style:name="Sect16" style:family="section">
      <style:section-properties fo:background-color="transparent" fo:margin-left="0.3in" fo:margin-right="0in" anx:BungeniSectionType="NMotionsContainer" anx:__BungeniMetaEditable="false" anx:BungeniSectionID="0J80zoJKSjWDf0KMH2ArDg" style:editable="false">
        <style:columns fo:column-count="1" fo:column-gap="0in"/>
        <style:background-image xlink:href="Pictures/100000000000000400000004D7F2E517.png" xlink:type="simple" xlink:actuate="onLoad" style:filter-name="PNG - Portable Network Graphic"/>
      </style:section-properties>
    </style:style>
    <style:style style:name="Sect17" style:family="section">
      <style:section-properties fo:background-color="transparent" fo:margin-left="0.5in" fo:margin-right="0in" anx:BungeniSectionType="NoticeOfMotion" anx:__BungeniMetaEditable="true" anx:BungeniSectionID="9wRFOuUAS624PECN23Lqcw" anx:BungeniMotionNo="2" anx:BungeniMotionTitle="Establishment of An Ombudsman" anx:BungeniMotionURI="ken.motion.ombudsman" anx:BungeniMotionName="Establishment of An Ombudsman"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18" style:family="section">
      <style:section-properties fo:background-color="transparent" fo:margin-left="0.6in" fo:margin-right="0in" anx:BungeniSectionType="Speech" anx:__BungeniMetaEditable="true" anx:BungeniSectionID="iwfNYlxpTRmmfybFiWOEVQ" anx:BungeniMotionNo="2" anx:BungeniMotionTitle="Establishment of An Ombudsman" anx:BungeniMotionURI="ken.motion.ombudsman" anx:BungeniMotionName="Establishment of An Ombudsman" anx:__BungeniMetaEditor="toolbarSubAction.makeDebateSpeechBlockSection.section_creation" anx:BungeniSpeechAsURI="/ontology/roles/ke/member" anx:BungeniSpeechAsDesc="Member of Parliament" anx:BungeniSpeechAs="MemberOfParliament" anx:BungeniPersonID="26" anx:BungeniPersonRole="26" anx:BungeniSpeechByURI="ken.person.Gorrach.Galgallo.1978-07-07" anx:BungeniSpeechBy="Gorrach Galgallo" style:editable="false">
        <style:columns fo:column-count="1" fo:column-gap="0in"/>
        <style:background-image xlink:href="Pictures/1000000000000004000000045A636FA8.png" xlink:type="simple" xlink:actuate="onLoad" style:filter-name="PNG - Portable Network Graphic"/>
      </style:section-properties>
    </style:style>
    <style:style style:name="Sect19" style:family="section">
      <style:section-properties fo:background-color="transparent" fo:margin-left="0.3in" fo:margin-right="0in" anx:BungeniSectionType="PMotionsContainer" anx:__BungeniMetaEditable="false" anx:BungeniSectionID="Yeaw/EiKQGeFl+rm7lHyAg" style:editable="false">
        <style:columns fo:column-count="1" fo:column-gap="0in"/>
        <style:background-image xlink:href="Pictures/1000000000000004000000044B8B09BB.png" xlink:type="simple" xlink:actuate="onLoad" style:filter-name="PNG - Portable Network Graphic"/>
      </style:section-properties>
    </style:style>
    <style:style style:name="Sect20" style:family="section">
      <style:section-properties fo:background-color="transparent" fo:margin-left="0.5in" fo:margin-right="0in" anx:BungeniSectionType="ProceduralMotion" anx:__BungeniMetaEditable="false" anx:BungeniSectionID="+79e2UWJTeSjsrmT1xkIRA" style:editable="false">
        <style:columns fo:column-count="1" fo:column-gap="0in"/>
        <style:background-image xlink:href="Pictures/1000000000000004000000042C88C416.png" xlink:type="simple" xlink:actuate="onLoad" style:filter-name="PNG - Portable Network Graphic"/>
      </style:section-properties>
    </style:style>
    <style:style style:name="Sect21" style:family="section">
      <style:section-properties fo:background-color="transparent" fo:margin-left="0.6in" fo:margin-right="0in" anx:BungeniSectionType="Speech" anx:__BungeniMetaEditable="true" anx:BungeniSectionID="ymkHDKsPT0+0wU5FpxeWqg" anx:BungeniSpeechAsURI="/ontology/roles/ke/member" anx:BungeniSpeechAsDesc="Member of Parliament" anx:BungeniSpeechAs="MemberOfParliament" anx:BungeniPersonID="15" anx:BungeniPersonRole="15" anx:BungeniSpeechByURI="ken.person.Adan.Billow.1938-07-25" anx:BungeniSpeechBy="Adan Billow"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2" style:family="section">
      <style:section-properties fo:background-color="transparent" fo:margin-left="0.6in" fo:margin-right="0in" anx:BungeniSectionType="Speech" anx:__BungeniMetaEditable="true" anx:BungeniSectionID="IMMRuckLSZGqBKGkIzQoYA" anx:BungeniSpeechAsURI="/ontology/roles/ke/member" anx:BungeniSpeechAsDesc="Member of Parliament" anx:BungeniSpeechAs="MemberOfParliament" anx:BungeniPersonID="563" anx:BungeniPersonRole="563" anx:BungeniSpeechByURI="ken.person.Epeinituus.Midiwa.1979-11-01" anx:BungeniSpeechBy="Epeinituus Midiw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3" style:family="section">
      <style:section-properties fo:background-color="transparent" anx:BungeniSectionType="ActionEvent" anx:__BungeniMetaEditable="false" anx:BungeniEventName="actionevt1" anx:BungeniOntology="/ontology/event/question/proposed" anx:BungeniSectionID="CSiH+dmzQISzZH+XrSckjQ" anx:BungeniOntologyName="QuestionProposed" style:editable="false">
        <style:columns fo:column-count="1" fo:column-gap="0in"/>
        <style:background-image xlink:href="Pictures/100000000000000400000004DE6A59C2.png" xlink:type="simple" xlink:actuate="onLoad" style:filter-name="PNG - Portable Network Graphic"/>
      </style:section-properties>
    </style:style>
    <style:style style:name="Sect24" style:family="section">
      <style:section-properties fo:background-color="transparent" anx:BungeniSectionType="ActionEvent" anx:__BungeniMetaEditable="false" anx:BungeniEventName="actionevt2" anx:BungeniOntology="/ontology/event/question/accepted" anx:BungeniSectionID="ewpFc7ZpRnu1IzK9qPrpKg" anx:BungeniOntologyName="QuestionAccepted" style:editable="false">
        <style:columns fo:column-count="1" fo:column-gap="0in"/>
        <style:background-image xlink:href="Pictures/100000000000000400000004DE6A59C2.png" xlink:type="simple" xlink:actuate="onLoad" style:filter-name="PNG - Portable Network Graphic"/>
      </style:section-properties>
    </style:style>
    <style:style style:name="Sect25" style:family="section">
      <style:section-properties fo:background-color="transparent" fo:margin-left="0.4in" fo:margin-right="0in" anx:BungeniSectionType="Conclusion" anx:__BungeniMetaEditable="false" anx:BungeniSectionID="x23uFT0yRa2UY9XAR080Kw" style:editable="false">
        <style:columns fo:column-count="1" fo:column-gap="0in"/>
        <style:background-image xlink:href="Pictures/1000000000000004000000042C88C416.png" xlink:type="simple" xlink:actuate="onLoad" style:filter-name="PNG - Portable Network Graphic"/>
      </style:section-properties>
    </style:style>
    <style:style style:name="Sect26" style:family="section">
      <style:section-properties fo:background-color="transparent" fo:margin-left="0.6in" fo:margin-right="0in" anx:BungeniSectionType="Speech" anx:__BungeniMetaEditable="true" anx:BungeniSectionID="UDZKWq7VS2uCzBP2ZC5Zpg"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7" style:family="section">
      <style:section-properties fo:background-color="transparent" fo:margin-left="0.8in" fo:margin-right="0in" anx:BungeniSectionType="Observation" anx:__BungeniMetaEditable="false" anx:BungeniSectionID="WgGzCOKIT8G7YkAnl233NQ"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4B8B09BB.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text:id="ct-1413991060">
          <text:deletion>
            <office:change-info>
              <dc:creator>Jimmy Buru</dc:creator>
              <dc:date>2010-06-18T16:19:00</dc:date>
            </office:change-info>
            <text:p text:style-name="Standard">chambers</text:p>
          </text:deletion>
        </text:changed-region>
        <text:changed-region text:id="ct-1413990836">
          <text:insertion>
            <office:change-info>
              <dc:creator>Jimmy Buru</dc:creator>
              <dc:date>2010-06-18T16:19:00</dc:date>
            </office:change-info>
          </text:insertion>
        </text:changed-region>
        <text:changed-region text:id="ct-1413992404">
          <text:insertion>
            <office:change-info>
              <dc:creator>Jimmy Buru</dc:creator>
              <dc:date>2010-06-18T16:19:00</dc:date>
            </office:change-info>
          </text:insertion>
        </text:changed-region>
        <text:changed-region text:id="ct-1413990612">
          <text:deletion>
            <office:change-info>
              <dc:creator>Jimmy Buru</dc:creator>
              <dc:date>2010-06-18T16:19:00</dc:date>
            </office:change-info>
            <text:p text:style-name="heading_5f_pointoforder">Accessing <text:tab/></text:p>
          </text:deletion>
        </text:changed-region>
        <text:changed-region text:id="ct-1413990276">
          <text:deletion>
            <office:change-info>
              <dc:creator>Jimmy Buru</dc:creator>
              <dc:date>2010-06-18T16:19:00</dc:date>
            </office:change-info>
            <text:p text:style-name="Standard">Sir</text:p>
          </text:deletion>
        </text:changed-region>
        <text:changed-region text:id="ct-1413989940">
          <text:insertion>
            <office:change-info>
              <dc:creator>Jimmy Buru</dc:creator>
              <dc:date>2010-06-18T16:19:00</dc:date>
            </office:change-info>
          </text:insertion>
        </text:changed-region>
        <text:changed-region text:id="ct-1413988484">
          <text:deletion>
            <office:change-info>
              <dc:creator>Jimmy Buru</dc:creator>
              <dc:date>2010-06-18T16:19:00</dc:date>
            </office:change-info>
            <text:p text:style-name="Standard">remarks, Mr. Speaker, Sir, I would like to commend this Procedural Motion to the hon. Members and I beg to move. </text:p>
          </text:deletion>
        </text:changed-region>
        <text:changed-region text:id="ct-1413988596">
          <text:deletion>
            <office:change-info>
              <dc:creator>Jimmy Buru</dc:creator>
              <dc:date>2010-06-18T16:19:00</dc:date>
            </office:change-info>
            <text:p text:style-name="Standard"><text:reference-mark-start text:name="BungeniSpeechBy:EpeinituusMidiwa3662"/>The Minister for Regional Development (Mr. Midiwa)<text:reference-mark-end text:name="BungeniSpeechBy:EpeinituusMidiwa3662"/> </text:p>
            <text:p text:style-name="Standard">Mr. Speaker, Sir, I stand to second this Motion. Mr. Speaker, Sir, since this is a Procedural Motion, perhaps we should not dwell on it very much when we have other very important issues coming on. Therefore, I want to take the shortest possible time possible to second the Motion. </text:p>
          </text:deletion>
        </text:changed-region>
        <text:changed-region text:id="ct-1414024384">
          <text:deletion>
            <office:change-info>
              <dc:creator>Jimmy Buru</dc:creator>
              <dc:date>2010-06-18T16:19:00</dc:date>
            </office:change-info>
            <text:p text:style-name="observation">c</text:p>
          </text:deletion>
        </text:changed-region>
        <text:changed-region text:id="ct-1414024832">
          <text:insertion>
            <office:change-info>
              <dc:creator>Jimmy Buru</dc:creator>
              <dc:date>2010-06-18T16: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section text:style-name="Sect2" text:name="preface">
          <text:p text:style-name="heading_5f_preface">NATIONAL ASSEMBLY <text:s text:c="3"/></text:p>
          <text:p text:style-name="Standard"/>
          <text:p text:style-name="subheading_5f_preface"><text:tab/>OFFICIAL REPORT </text:p>
          <text:p text:style-name="Standard"/>
          <text:section text:style-name="Sect3" text:name="comment3">
            <text:p text:style-name="observation">[Mr Speaker in the Chair] </text:p>
            <text:p text:style-name="observation"/>
          </text:section>
        </text:section>
        <text:section text:style-name="Sect4" text:name="comment2">
          <text:p text:style-name="observation">PRAYERS </text:p>
          <text:p text:style-name="observation"/>
        </text:section>
        <text:section text:style-name="Sect5" text:name="papers1">
          <text:p text:style-name="heading_5f_papers">PAPERS LAID </text:p>
          <text:p text:style-name="Standard"/>
          <text:p text:style-name="subheading_5f_papers">The following Papers were laid on the Table: </text:p>
          <text:p text:style-name="Standard"/>
          <text:section text:style-name="Sect6" text:name="tbldocs1">
            <text:list xml:id="list1598758497"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
            <text:p text:style-name="Standard"><text:a xlink:type="simple" xlink:href="uri:/ken/docs/ministry/finance/doc000231"/></text:p>
            <text:section text:style-name="Sect7" text:name="comment1">
              <text:p text:style-name="observation">(By the Assistant Minister for Finance (Mr. Keah) on behalf of the Minister for Finance) </text:p>
            </text:section>
            <text:p text:style-name="observation"/>
          </text:section>
        </text:section>
        <text:section text:style-name="Sect8" text:name="comnctn1">
          <text:p text:style-name="heading_5f_comchair">COMMUNICATION FROM THE CHAIR </text:p>
          <text:section text:style-name="Sect9" text:name="speech1">
            <text:p text:style-name="Standard"><text:reference-mark-start text:name="BungeniSpeechBy:AminaAbdalla5714"/>THE SPEAKER: <text:reference-mark-end text:name="BungeniSpeechBy:AminaAbdalla5714"/></text:p>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 </text:p>
            <text:p text:style-name="Standard"/>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section>
          <text:p text:style-name="Standard"/>
          <text:section text:style-name="Sect10" text:name="speech2">
            <text:p text:style-name="Standard"><text:reference-mark-start text:name="BungeniSpeechBy:PeKricTusendwe1507"/>MR USENDWE PATRICK:<text:reference-mark-end text:name="BungeniSpeechBy:PeKricTusendwe1507"/> </text:p>
            <text:p text:style-name="Standard"><text:soft-page-break/>Thank you, Mr Speaker. One of the issues why the attendance is poor is that in most cases we begin plenary very late, yet you always adjourn this House to 2.00 p.m. Members are always here at 2.00 p.m. but we begin towards 3.00 p.m., so there is need to keep time. </text:p>
          </text:section>
          <text:p text:style-name="Standard"/>
          <text:section text:style-name="Sect11" text:name="speech3">
            <text:p text:style-name="Standard"><text:reference-mark-start text:name="BungeniSpeechBy:AminaAbdalla5377"/>THE SPEAKER:<text:reference-mark-end text:name="BungeniSpeechBy:AminaAbdalla5377"/> </text:p>
            <text:p text:style-name="Standard">That has no merit, I must say. You mean they went away because we did not start at 2.00 p.m.? When I am in my <text:change text:change-id="ct-1413991060"/><text:change-start text:change-id="ct-1413990836"/>OFFICE<text:change-end text:change-id="ct-1413990836"/> I watch the attendance here. <text:s/></text:p>
          </text:section>
          <text:p text:style-name="Standard"/>
        </text:section>
        <text:section text:style-name="Sect12" text:name="porder1">
          <text:p text:style-name="heading_5f_pointoforder">POINT OF ORDER </text:p>
          <text:p text:style-name="heading_5f_pointoforder"><text:tab/>Banning of Matatus from <text:change-start text:change-id="ct-1413992404"/>reaching <text:change-end text:change-id="ct-1413992404"/><text:change text:change-id="ct-1413990612"/>Nairobi CBD </text:p>
          <text:p text:style-name="Standard"><text:tab/></text:p>
          <text:section text:style-name="Sect13" text:name="speech4">
            <text:p text:style-name="Standard">The Member for Malava (Mr. Shitanda): 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 </text:p>
            <text:p text:style-name="Standard"><text:tab/>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section>
          <text:p text:style-name="Standard"/>
          <text:section text:style-name="Sect14" text:name="speech5">
            <text:p text:style-name="Standard"><text:tab/><text:reference-mark-start text:name="BungeniSpeechBy:WilliamReto8708"/>The Vice-President and Minister for Home Affairs (Mr. Reto): <text:reference-mark-end text:name="BungeniSpeechBy:WilliamReto8708"/>Mr. Speaker, <text:change text:change-id="ct-1413990276"/><text:change-start text:change-id="ct-1413989940"/>Dear<text:change-end text:change-id="ct-1413989940"/>, I undertake to communicate that concern by the hon. Member to the Minister for Local Government. </text:p>
            <text:p text:style-name="Standard"/>
          </text:section>
          <text:p text:style-name="observation"><text:tab/></text:p>
          <text:section text:style-name="Sect15" text:name="comment4">
            <text:p text:style-name="observation">(Mr. Keter stood up in his place) </text:p>
            <text:p text:style-name="observation"/>
          </text:section>
          <text:p text:style-name="Standard"><text:tab/>Mr. Speaker: Mr. Keter, although you did indicate to me yesterday afternoon that you would seek a Ministerial Statement, you did not come to my office as agreed, to tell me the gist of the Ministerial Statement. So, you cannot ask for it now! </text:p>
          <text:p text:style-name="Standard"><text:tab/>Next Order! </text:p>
        </text:section>
        <text:p text:style-name="Standard"/>
        <text:section text:style-name="Sect16" text:name="noticesmotion1">
          <text:p text:style-name="heading_5f_noticesofmotion">NOTICE OF MOTION </text:p>
          <text:section text:style-name="Sect17" text:name="noticeofmotion1">
            <text:p text:style-name="heading_5f_motion">Release of Game Reserve Land for Public Use </text:p>
            <text:section text:style-name="Sect18" text:name="speech6">
              <text:p text:style-name="Standard"><text:reference-mark-start text:name="BungeniSpeechBy:GorrachGalgallo1152"/>Mr. Galgallo:<text:reference-mark-end text:name="BungeniSpeechBy:GorrachGalgallo1152"/> </text:p>
              <text:p text:style-name="Standard">Mr. Speaker, Sir, I beg to give notice of the following Motion: </text:p>
              <text:p text:style-name="Standard">That, in view of the continuing rise of the population against the non-increasing land surface and since there have been simultaneous increase in the acreages and number of Game Reserves; this House urges the Government to review the entire structure of wildlife <text:soft-page-break/>sanctuaries vis-a-vis the population demand for more land and degazette those reserves that are non-viable with a view to releazing more land for public use. </text:p>
            </text:section>
          </text:section>
          <text:p text:style-name="Standard"/>
        </text:section>
        <text:section text:style-name="Sect19" text:name="procmotions1">
          <text:p text:style-name="heading_5f_procmotions">PROCEDURAL MOTIONS </text:p>
          <text:section text:style-name="Sect20" text:name="procmotion1">
            <text:p text:style-name="heading_5f_motion">Limitation of Debate: Presidential Address </text:p>
            <text:section text:style-name="Sect21" text:name="speech7">
              <text:p text:style-name="Standard"><text:reference-mark-start text:name="BungeniSpeechBy:AdanBillow3508"/>The Minister for Energy (Mr. a.Billow):<text:reference-mark-end text:name="BungeniSpeechBy:AdanBillow3508"/> </text:p>
              <text:p text:style-name="Standard">Mr. Speaker, Sir, I beg to move the following Procedural Motion: </text:p>
              <text:p text:style-name="Standard">That the debate on the Motion of Presidential Address be limited to a maximum of seven days, with not more than ten minutes for each Member speaking excluding the Mover in moving and replying who shall be limited to twenty minutes in either case. </text:p>
              <text:p text:style-name="Standard"/>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 </text:p>
              <text:p text:style-name="Standard"/>
              <text:p text:style-name="Standard">With these few <text:change text:change-id="ct-1413988484"/></text:p>
            </text:section>
            <text:section text:style-name="Sect22" text:name="speech8">
              <text:p text:style-name="Standard"><text:change text:change-id="ct-1413988596"/></text:p>
            </text:section>
          </text:section>
          <text:p text:style-name="Standard"/>
        </text:section>
        <text:section text:style-name="Sect23" text:name="actionevt1">
          <text:p text:style-name="Standard">(Question proposed) </text:p>
        </text:section>
        <text:section text:style-name="Sect24" text:name="actionevt2">
          <text:p text:style-name="Standard">(Question put and agreed to) </text:p>
        </text:section>
        <text:p text:style-name="Standard"/>
        <text:section text:style-name="Sect25" text:name="concl1">
          <text:p text:style-name="heading_5f_comchair">ADJOURNMENT </text:p>
          <text:section text:style-name="Sect26" text:name="speech9">
            <text:p text:style-name="Standard"><text:reference-mark-start text:name="BungeniSpeechBy:HerrisunMuranda7475"/>The Temporary Deputy Speaker (Mr. Muranda):<text:reference-mark-end text:name="BungeniSpeechBy:HerrisunMuranda7475"/> It is now time for the interruption of business. The House is, therefore, adjourned until tomorrow, Wednesday, 11th May, at 9.00 a.m. </text:p>
            <text:section text:style-name="Sect27" text:name="comment5">
              <text:p text:style-name="observation">The House rose at thirty minutes <text:s/>past Six o’<text:change text:change-id="ct-1414024384"/><text:change-start text:change-id="ct-1414024832"/>C<text:change-end text:change-id="ct-1414024832"/>lock. </text:p>
            </text:section>
          </text:section>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2vsjwbftdg44" draw:display-name="12vsjwbftdg44" xlink:href="Pictures/1000000000000004000000044B8B09BB.png" xlink:type="simple" xlink:show="embed" xlink:actuate="onLoad"/>
    <draw:fill-image draw:name="_31_3uibeoyfa9lc" draw:display-name="13uibeoyfa9lc" xlink:href="Pictures/1000000000000004000000045A636FA8.png" xlink:type="simple" xlink:show="embed" xlink:actuate="onLoad"/>
    <draw:fill-image draw:name="_31_4bvucmehnhtj" draw:display-name="14bvucmehnhtj" xlink:href="Pictures/1000000000000004000000044B8B09BB.png" xlink:type="simple" xlink:show="embed" xlink:actuate="onLoad"/>
    <draw:fill-image draw:name="_31_8m1udqe21fdk" draw:display-name="18m1udqe21fdk" xlink:href="Pictures/1000000000000004000000045A636FA8.png" xlink:type="simple" xlink:show="embed" xlink:actuate="onLoad"/>
    <draw:fill-image draw:name="_31_cfsxem7klzio" draw:display-name="1cfsxem7klzio" xlink:href="Pictures/1000000000000004000000045A636FA8.png" xlink:type="simple" xlink:show="embed" xlink:actuate="onLoad"/>
    <draw:fill-image draw:name="_31_cnw7208lof74" draw:display-name="1cnw7208lof74" xlink:href="Pictures/1000000000000004000000044B8B09BB.png" xlink:type="simple" xlink:show="embed" xlink:actuate="onLoad"/>
    <draw:fill-image draw:name="_31_cwkxp2avq62l" draw:display-name="1cwkxp2avq62l" xlink:href="Pictures/100000000000000400000004CC5182EB.png" xlink:type="simple" xlink:show="embed" xlink:actuate="onLoad"/>
    <draw:fill-image draw:name="_31_czfmrlato0gm" draw:display-name="1czfmrlato0gm" xlink:href="Pictures/1000000000000004000000045A636FA8.png" xlink:type="simple" xlink:show="embed" xlink:actuate="onLoad"/>
    <draw:fill-image draw:name="_31_g2le4d4f4vhh" draw:display-name="1g2le4d4f4vhh" xlink:href="Pictures/1000000000000004000000042C88C416.png" xlink:type="simple" xlink:show="embed" xlink:actuate="onLoad"/>
    <draw:fill-image draw:name="_31_g9f0xi5ubzye" draw:display-name="1g9f0xi5ubzye" xlink:href="Pictures/1000000000000004000000045A636FA8.png" xlink:type="simple" xlink:show="embed" xlink:actuate="onLoad"/>
    <draw:fill-image draw:name="_31_gojzb8sp1dj7" draw:display-name="1gojzb8sp1dj7" xlink:href="Pictures/1000000000000004000000044B8B09BB.png" xlink:type="simple" xlink:show="embed" xlink:actuate="onLoad"/>
    <draw:fill-image draw:name="_31_i3xcr2qwvwio" draw:display-name="1i3xcr2qwvwio" xlink:href="Pictures/1000000000000004000000044B8B09BB.png" xlink:type="simple" xlink:show="embed" xlink:actuate="onLoad"/>
    <draw:fill-image draw:name="_31_k80c7rr9268r" draw:display-name="1k80c7rr9268r" xlink:href="Pictures/1000000000000004000000045A636FA8.png" xlink:type="simple" xlink:show="embed" xlink:actuate="onLoad"/>
    <draw:fill-image draw:name="_31_l11hx0jfrgcb" draw:display-name="1l11hx0jfrgcb" xlink:href="Pictures/1000000000000004000000045A636FA8.png" xlink:type="simple" xlink:show="embed" xlink:actuate="onLoad"/>
    <draw:fill-image draw:name="_31_lnhesfmlnbsq" draw:display-name="1lnhesfmlnbsq" xlink:href="Pictures/1000000000000004000000044B8B09BB.png" xlink:type="simple" xlink:show="embed" xlink:actuate="onLoad"/>
    <draw:fill-image draw:name="_31_o25kcnj2nd67" draw:display-name="1o25kcnj2nd67" xlink:href="Pictures/100000000000000400000004DE6A59C2.png" xlink:type="simple" xlink:show="embed" xlink:actuate="onLoad"/>
    <draw:fill-image draw:name="_31_odn5z370qz8a" draw:display-name="1odn5z370qz8a" xlink:href="Pictures/1000000000000004000000042C88C416.png" xlink:type="simple" xlink:show="embed" xlink:actuate="onLoad"/>
    <draw:fill-image draw:name="_31_pbt7pxohfkxg" draw:display-name="1pbt7pxohfkxg" xlink:href="Pictures/1000000000000004000000045A636FA8.png" xlink:type="simple" xlink:show="embed" xlink:actuate="onLoad"/>
    <draw:fill-image draw:name="_31_rlmu7j5ux0ks" draw:display-name="1rlmu7j5ux0ks" xlink:href="Pictures/1000000000000004000000044B8B09BB.png" xlink:type="simple" xlink:show="embed" xlink:actuate="onLoad"/>
    <draw:fill-image draw:name="_31_sjf35eapo834" draw:display-name="1sjf35eapo834" xlink:href="Pictures/100000000000000400000004D7F2E517.png" xlink:type="simple" xlink:show="embed" xlink:actuate="onLoad"/>
    <draw:fill-image draw:name="_33_4oxo4o8a4m4" draw:display-name="34oxo4o8a4m4" xlink:href="Pictures/1000000000000004000000042C88C416.png" xlink:type="simple" xlink:show="embed" xlink:actuate="onLoad"/>
    <draw:fill-image draw:name="_37_pwrgkyo2ov2" draw:display-name="7pwrgkyo2ov2" xlink:href="Pictures/1000000000000004000000045A636FA8.png" xlink:type="simple" xlink:show="embed" xlink:actuate="onLoad"/>
    <draw:fill-image draw:name="hdpbp2zckinc" xlink:href="Pictures/1000000000000004000000044B8B09BB.png" xlink:type="simple" xlink:show="embed" xlink:actuate="onLoad"/>
    <draw:fill-image draw:name="i9nnfq94q0pd" xlink:href="Pictures/100000000000000400000004CC5182EB.png" xlink:type="simple" xlink:show="embed" xlink:actuate="onLoad"/>
    <draw:fill-image draw:name="kshocqt2rg4k" xlink:href="Pictures/100000000000000400000004DE6A59C2.png" xlink:type="simple" xlink:show="embed" xlink:actuate="onLoad"/>
    <draw:fill-image draw:name="kusiamdk8uyn" xlink:href="Pictures/1000000000000004000000044B8B09BB.png" xlink:type="simple" xlink:show="embed" xlink:actuate="onLoad"/>
    <draw:fill-image draw:name="powxxb1tyyxu" xlink:href="Pictures/1000000000000004000000044B8B09BB.png" xlink:type="simple" xlink:show="embed" xlink:actuate="onLoad"/>
    <draw:fill-image draw:name="sb7a7dzk0m8b" xlink:href="Pictures/1000000000000004000000045A636FA8.png" xlink:type="simple" xlink:show="embed" xlink:actuate="onLoad"/>
    <draw:fill-image draw:name="u0q9hj6tgmif" xlink:href="Pictures/100000000000000400000004CC5182EB.png" xlink:type="simple" xlink:show="embed" xlink:actuate="onLoad"/>
    <draw:fill-image draw:name="wzs5k5ewvajb" xlink:href="Pictures/1000000000000004000000045A636FA8.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17T23:02:07</meta:creation-date>
    <meta:editing-duration>PT01H17M55S</meta:editing-duration>
    <meta:editing-cycles>22</meta:editing-cycles>
    <meta:generator>OpenOffice.org/3.1$Linux OpenOffice.org_project/310m19$Build-9420</meta:generator>
    <meta:initial-creator>Ashok Hariharan</meta:initial-creator>
    <dc:date>2010-06-18T16:52:05</dc:date>
    <dc:creator>Epanisitos Akaranga</dc:creator>
    <meta:document-statistic meta:table-count="0" meta:image-count="0" meta:object-count="0" meta:page-count="4" meta:paragraph-count="53" meta:word-count="1034" meta:character-count="5993"/>
    <meta:user-defined meta:name="BungeniCountryCode">ke</meta:user-defined>
    <meta:user-defined meta:name="BungeniDocAuthor">Jimmy Buru</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6-17</meta:user-defined>
    <meta:user-defined meta:name="BungeniExpDateName">expDate</meta:user-defined>
    <meta:user-defined meta:name="BungeniExpURI">/ke/debaterecord/2010-6-18/eng</meta:user-defined>
    <meta:user-defined meta:name="BungeniLanguageCode">eng</meta:user-defined>
    <meta:user-defined meta:name="BungeniManAuthor">user.Ashok</meta:user-defined>
    <meta:user-defined meta:name="BungeniManAuthorURI">user.Ashok</meta:user-defined>
    <meta:user-defined meta:name="BungeniManDate">2010-06-17</meta:user-defined>
    <meta:user-defined meta:name="BungeniManDateName">manDate</meta:user-defined>
    <meta:user-defined meta:name="BungeniManURI">/ke/debaterecord/2010-6-18/eng.xml</meta:user-defined>
    <meta:user-defined meta:name="BungeniOfficialDate">2010-06-18</meta:user-defined>
    <meta:user-defined meta:name="BungeniOfficialTime">23:02</meta:user-defined>
    <meta:user-defined meta:name="BungeniParliamentID">P01</meta:user-defined>
    <meta:user-defined meta:name="BungeniParliamentSession">P01-SESS01</meta:user-defined>
    <meta:user-defined meta:name="BungeniParliamentSitting">P01-SESS01-SIT01</meta:user-defined>
    <meta:user-defined meta:name="BungeniPublicationDate">2010-06-18</meta:user-defined>
    <meta:user-defined meta:name="BungeniPublicationName">debaterecord</meta:user-defined>
    <meta:user-defined meta:name="BungeniPublicationNameFull"/>
    <meta:user-defined meta:name="BungeniWorkAuthor">user.Ashok</meta:user-defined>
    <meta:user-defined meta:name="BungeniWorkAuthorURI">user.Ashok</meta:user-defined>
    <meta:user-defined meta:name="BungeniWorkDate">2010-06-18</meta:user-defined>
    <meta:user-defined meta:name="BungeniWorkDateName">workDate</meta:user-defined>
    <meta:user-defined meta:name="BungeniWorkURI">/ke/debaterecord/2010-6-18</meta:user-defined>
    <meta:user-defined meta:name="__BungeniDocMeta">true</meta:user-defined>
    <meta:user-defined meta:name="bungeniEditorNotes">&amp;lt;notes&amp;gt;&amp;lt;/notes&amp;gt;</meta:user-defined>
  </office:meta>
</office:document-meta>
</file>